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f23f1" officeooo:paragraph-rsid="000f23f1"/>
    </style:style>
    <style:style style:name="P2" style:family="paragraph" style:parent-style-name="Standard">
      <style:text-properties officeooo:rsid="000f23f1" officeooo:paragraph-rsid="0010f6ae"/>
    </style:style>
    <style:style style:name="P3" style:family="paragraph" style:parent-style-name="Standard">
      <style:text-properties fo:font-weight="bold" officeooo:rsid="000f23f1" officeooo:paragraph-rsid="000f23f1" style:font-weight-asian="bold" style:font-weight-complex="bold"/>
    </style:style>
    <style:style style:name="P4" style:family="paragraph" style:parent-style-name="Standard">
      <style:text-properties fo:font-weight="normal" officeooo:rsid="000f23f1" officeooo:paragraph-rsid="000f23f1" style:font-weight-asian="normal" style:font-weight-complex="normal"/>
    </style:style>
    <style:style style:name="P5" style:family="paragraph" style:parent-style-name="Standard">
      <style:text-properties fo:font-weight="normal" officeooo:rsid="000f6ac6" officeooo:paragraph-rsid="000f6ac6" style:font-weight-asian="normal" style:font-weight-complex="normal"/>
    </style:style>
    <style:style style:name="P6" style:family="paragraph" style:parent-style-name="Standard">
      <style:text-properties fo:font-weight="normal" officeooo:rsid="0010f6ae" officeooo:paragraph-rsid="0010f6ae" style:font-weight-asian="normal" style:font-weight-complex="normal"/>
    </style:style>
    <style:style style:name="P7" style:family="paragraph" style:parent-style-name="Standard">
      <style:text-properties officeooo:rsid="000f6ac6" officeooo:paragraph-rsid="000f6ac6"/>
    </style:style>
    <style:style style:name="P8" style:family="paragraph" style:parent-style-name="Standard">
      <style:text-properties officeooo:rsid="0010f6ae" officeooo:paragraph-rsid="0010f6ae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st case #1:</text:p>
      <text:p text:style-name="P8">Welcome to BobCat Candy, home to the famous BobCat Bars!</text:p>
      <text:p text:style-name="P8">Please enter the price of a BobCat Bar:</text:p>
      <text:p text:style-name="P8">10</text:p>
      <text:p text:style-name="P8">Please enter the number of wrappers needed to exchange for a new bar:</text:p>
      <text:p text:style-name="P8">3</text:p>
      <text:p text:style-name="P8">How, how much do you have?</text:p>
      <text:p text:style-name="P8">5</text:p>
      <text:p text:style-name="P8">Good! Let me run the number...</text:p>
      <text:p text:style-name="P8">With $5, you will receive a maximum of 0 BobCat Bars!</text:p>
      <text:p text:style-name="P2"/>
      <text:p text:style-name="P3">Test case #2:</text:p>
      <text:p text:style-name="P6">Welcome to BobCat Candy, home to the famous BobCat Bars!</text:p>
      <text:p text:style-name="P6">Please enter the price of a BobCat Bar:</text:p>
      <text:p text:style-name="P6">20</text:p>
      <text:p text:style-name="P6">Please enter the number of wrappers needed to exchange for a new bar:</text:p>
      <text:p text:style-name="P6">5</text:p>
      <text:p text:style-name="P6">How, how much do you have?</text:p>
      <text:p text:style-name="P6">30</text:p>
      <text:p text:style-name="P6">Good! Let me run the number...</text:p>
      <text:p text:style-name="P6">You first buy 1 bars.</text:p>
      <text:p text:style-name="P6">With $30, you will receive a maximum of 1 BobCat Bars!</text:p>
      <text:p text:style-name="P1"><text:span text:style-name="T1"/></text:p>
      <text:p text:style-name="P1"><text:span text:style-name="T1">Test case #3:</text:span></text:p>
      <text:p text:style-name="P8">Welcome to BobCat Candy, home to the famous BobCat Bars!</text:p>
      <text:p text:style-name="P8">Please enter the price of a BobCat Bar:</text:p>
      <text:p text:style-name="P8">10</text:p>
      <text:p text:style-name="P8">Please enter the number of wrappers needed to exchange for a new bar:</text:p>
      <text:p text:style-name="P8">2</text:p>
      <text:p text:style-name="P8">How, how much do you have?</text:p>
      <text:p text:style-name="P8">10</text:p>
      <text:p text:style-name="P8">Good! Let me run the number...</text:p>
      <text:p text:style-name="P8">You first buy 1 bars.</text:p>
      <text:p text:style-name="P8">With $10, you will receive a maximum of 1 BobCat Bars!</text:p>
      <text:p text:style-name="P1"><text:span text:style-name="T1"/></text:p>
      <text:p text:style-name="P1"><text:span text:style-name="T1">Test case #4:</text:span></text:p>
      <text:p text:style-name="P6">Welcome to BobCat Candy, home to the famous BobCat Bars!</text:p>
      <text:p text:style-name="P6">Please enter the price of a BobCat Bar:</text:p>
      <text:p text:style-name="P6">12</text:p>
      <text:p text:style-name="P6">Please enter the number of wrappers needed to exchange for a new bar:</text:p>
      <text:p text:style-name="P6">2</text:p>
      <text:p text:style-name="P6">How, how much do you have?</text:p>
      <text:p text:style-name="P6">25</text:p>
      <text:p text:style-name="P6">Good! Let me run the number...</text:p>
      <text:p text:style-name="P6">You first buy 2 bars.</text:p>
      <text:p text:style-name="P6">Then, you will get another 1 bars.</text:p>
      <text:p text:style-name="P6">With $25, you will receive a maximum of 3 BobCat Bars!</text:p>
      <text:p text:style-name="P1"><text:span text:style-name="T1"/></text:p>
      <text:p text:style-name="P1"><text:span text:style-name="T1"/></text:p>
      <text:p text:style-name="P1"><text:soft-page-break/><text:span text:style-name="T1">Test case #5:</text:span></text:p>
      <text:p text:style-name="P6">Welcome to BobCat Candy, home to the famous BobCat Bars!</text:p>
      <text:p text:style-name="P6">Please enter the price of a BobCat Bar:</text:p>
      <text:p text:style-name="P6">1</text:p>
      <text:p text:style-name="P6">Please enter the number of wrappers needed to exchange for a new bar:</text:p>
      <text:p text:style-name="P6">2</text:p>
      <text:p text:style-name="P6">How, how much do you have?</text:p>
      <text:p text:style-name="P6">20</text:p>
      <text:p text:style-name="P6">Good! Let me run the number...</text:p>
      <text:p text:style-name="P6">You first buy 20 bars.</text:p>
      <text:p text:style-name="P6">Then, you will get another 10 bars.</text:p>
      <text:p text:style-name="P6">Then, you will get another 5 bars.</text:p>
      <text:p text:style-name="P6">Then, you will get another 2 bars.</text:p>
      <text:p text:style-name="P6">Then, you will get another 1 bars.</text:p>
      <text:p text:style-name="P6">With $20, you will receive a maximum of 38 BobCat Bars!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3T19:13:15.982666277</meta:creation-date>
    <dc:date>2018-12-03T19:42:39.056299564</dc:date>
    <meta:editing-duration>PT8M4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59" meta:word-count="355" meta:character-count="1714" meta:non-whitespace-character-count="1418"/>
  </office:meta>
</office:document-meta>
</file>